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style:use-window-font-color="true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ce3" style:family="table-cell" style:parent-style-name="Default">
      <style:text-properties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4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5" style:family="table-cell" style:parent-style-name="Default"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style>
    <style:style style:name="ce6" style:family="table-cell" style:parent-style-name="Default">
      <style:text-properties fo:color="#3c3c3c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PAGERAN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WT-avg Bar</text:p>
          </table:table-cell>
          <table:table-cell office:value-type="string" calcext:value-type="string">
            <text:p>WT-max Bar</text:p>
          </table:table-cell>
          <table:table-cell office:value-type="string" calcext:value-type="string">
            <text:p>RT-min Bar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MIN([.J3:.Q3])" office:value-type="float" office:value="0" calcext:value-type="float">
            <text:p>0</text:p>
          </table:table-cell>
          <table:table-cell table:style-name="ce1" table:formula="of:=MAX([.J3:.Q3])" office:value-type="float" office:value="0" calcext:value-type="float">
            <text:p>0</text:p>
          </table:table-cell>
          <table:table-cell table:formula="of:=AVERAGE([.J3:.Q3])" office:value-type="float" office:value="0" calcext:value-type="float">
            <text:p>0</text:p>
          </table:table-cell>
          <table:table-cell table:style-name="ce1" table:formula="of:=([.H3]-[.D3])/4" office:value-type="float" office:value="0" calcext:value-type="float">
            <text:p>0</text:p>
          </table:table-cell>
          <table:table-cell table:style-name="ce1" table:formula="of:=([.H3]-[.C3])/4" office:value-type="float" office:value="0" calcext:value-type="float">
            <text:p>0</text:p>
          </table:table-cell>
          <table:table-cell table:formula="of:=([.H3]-[.B3])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done with RMAT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4:.Q4])" office:value-type="float" office:value="6.8207" calcext:value-type="float">
            <text:p>6.8207</text:p>
          </table:table-cell>
          <table:table-cell table:formula="of:=MAX([.J4:.Q4])" office:value-type="float" office:value="330.931" calcext:value-type="float">
            <text:p>330.931</text:p>
          </table:table-cell>
          <table:table-cell table:formula="of:=AVERAGE([.J4:.Q4])" office:value-type="float" office:value="234.5545875" calcext:value-type="float">
            <text:p>234.5545875</text:p>
          </table:table-cell>
          <table:table-cell table:formula="of:=[.H4]-[.D4]" office:value-type="float" office:value="1201.2454125" calcext:value-type="float">
            <text:p>1201.2454125</text:p>
          </table:table-cell>
          <table:table-cell table:style-name="ce1" table:formula="of:=[.H4]-[.C4]" office:value-type="float" office:value="1104.869" calcext:value-type="float">
            <text:p>1104.869</text:p>
          </table:table-cell>
          <table:table-cell table:style-name="ce1" table:formula="of:=[.H4]-[.B4]" office:value-type="float" office:value="1428.9793" calcext:value-type="float">
            <text:p>1428.9793</text:p>
          </table:table-cell>
          <table:table-cell office:value-type="float" office:value="1435.8" calcext:value-type="float">
            <text:p>1435.8</text:p>
          </table:table-cell>
          <table:table-cell office:value-type="float" office:value="512" calcext:value-type="float">
            <text:p>512</text:p>
          </table:table-cell>
          <table:table-cell office:value-type="float" office:value="6.8207" calcext:value-type="float">
            <text:p>6.8207</text:p>
          </table:table-cell>
          <table:table-cell office:value-type="float" office:value="237.389" calcext:value-type="float">
            <text:p>237.389</text:p>
          </table:table-cell>
          <table:table-cell office:value-type="float" office:value="229.964" calcext:value-type="float">
            <text:p>229.964</text:p>
          </table:table-cell>
          <table:table-cell office:value-type="float" office:value="284.029" calcext:value-type="float">
            <text:p>284.029</text:p>
          </table:table-cell>
          <table:table-cell office:value-type="float" office:value="231.413" calcext:value-type="float">
            <text:p>231.413</text:p>
          </table:table-cell>
          <table:table-cell office:value-type="float" office:value="283.221" calcext:value-type="float">
            <text:p>283.221</text:p>
          </table:table-cell>
          <table:table-cell office:value-type="float" office:value="272.669" calcext:value-type="float">
            <text:p>272.669</text:p>
          </table:table-cell>
          <table:table-cell office:value-type="float" office:value="330.931" calcext:value-type="float">
            <text:p>330.93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5:.Q5])" office:value-type="float" office:value="10.8832" calcext:value-type="float">
            <text:p>10.8832</text:p>
          </table:table-cell>
          <table:table-cell table:style-name="ce2" table:formula="of:=MAX([.J5:.Q5])" office:value-type="float" office:value="408.427" calcext:value-type="float">
            <text:p>408.427</text:p>
          </table:table-cell>
          <table:table-cell table:style-name="ce2" table:formula="of:=AVERAGE([.J5:.Q5])" office:value-type="float" office:value="286.436775" calcext:value-type="float">
            <text:p>286.436775</text:p>
          </table:table-cell>
          <table:table-cell table:style-name="ce2" table:formula="of:=[.H5]-[.D5]" office:value-type="float" office:value="1047.573225" calcext:value-type="float">
            <text:p>1047.573225</text:p>
          </table:table-cell>
          <table:table-cell table:style-name="ce2" table:formula="of:=[.H5]-[.C5]" office:value-type="float" office:value="925.583" calcext:value-type="float">
            <text:p>925.583</text:p>
          </table:table-cell>
          <table:table-cell table:style-name="ce2" table:formula="of:=[.H5]-[.B5]" office:value-type="float" office:value="1323.1268" calcext:value-type="float">
            <text:p>1323.1268</text:p>
          </table:table-cell>
          <table:table-cell office:value-type="float" office:value="1334.01" calcext:value-type="float">
            <text:p>1334.01</text:p>
          </table:table-cell>
          <table:table-cell office:value-type="float" office:value="256" calcext:value-type="float">
            <text:p>256</text:p>
          </table:table-cell>
          <table:table-cell office:value-type="float" office:value="10.8832" calcext:value-type="float">
            <text:p>10.8832</text:p>
          </table:table-cell>
          <table:table-cell office:value-type="float" office:value="281.137" calcext:value-type="float">
            <text:p>281.137</text:p>
          </table:table-cell>
          <table:table-cell office:value-type="float" office:value="274.795" calcext:value-type="float">
            <text:p>274.795</text:p>
          </table:table-cell>
          <table:table-cell office:value-type="float" office:value="348.367" calcext:value-type="float">
            <text:p>348.367</text:p>
          </table:table-cell>
          <table:table-cell office:value-type="float" office:value="278.02" calcext:value-type="float">
            <text:p>278.02</text:p>
          </table:table-cell>
          <table:table-cell office:value-type="float" office:value="354.462" calcext:value-type="float">
            <text:p>354.462</text:p>
          </table:table-cell>
          <table:table-cell office:value-type="float" office:value="335.403" calcext:value-type="float">
            <text:p>335.403</text:p>
          </table:table-cell>
          <table:table-cell office:value-type="float" office:value="408.427" calcext:value-type="float">
            <text:p>408.42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6:.Q6])" office:value-type="float" office:value="15.0016" calcext:value-type="float">
            <text:p>15.0016</text:p>
          </table:table-cell>
          <table:table-cell table:style-name="ce1" table:formula="of:=MAX([.J6:.Q6])" office:value-type="float" office:value="441.296" calcext:value-type="float">
            <text:p>441.296</text:p>
          </table:table-cell>
          <table:table-cell table:formula="of:=AVERAGE([.J6:.Q6])" office:value-type="float" office:value="318.0462" calcext:value-type="float">
            <text:p>318.0462</text:p>
          </table:table-cell>
          <table:table-cell table:style-name="ce1" table:formula="of:=[.H6]-[.D6]" office:value-type="float" office:value="951.0138" calcext:value-type="float">
            <text:p>951.0138</text:p>
          </table:table-cell>
          <table:table-cell table:style-name="ce1" table:formula="of:=[.H6]-[.C6]" office:value-type="float" office:value="827.764" calcext:value-type="float">
            <text:p>827.764</text:p>
          </table:table-cell>
          <table:table-cell table:style-name="ce1" table:formula="of:=[.H6]-[.B6]" office:value-type="float" office:value="1254.0584" calcext:value-type="float">
            <text:p>1254.0584</text:p>
          </table:table-cell>
          <table:table-cell office:value-type="float" office:value="1269.06" calcext:value-type="float">
            <text:p>1269.06</text:p>
          </table:table-cell>
          <table:table-cell office:value-type="float" office:value="128" calcext:value-type="float">
            <text:p>128</text:p>
          </table:table-cell>
          <table:table-cell office:value-type="float" office:value="15.0016" calcext:value-type="float">
            <text:p>15.0016</text:p>
          </table:table-cell>
          <table:table-cell office:value-type="float" office:value="303.515" calcext:value-type="float">
            <text:p>303.515</text:p>
          </table:table-cell>
          <table:table-cell office:value-type="float" office:value="299.385" calcext:value-type="float">
            <text:p>299.385</text:p>
          </table:table-cell>
          <table:table-cell office:value-type="float" office:value="394.286" calcext:value-type="float">
            <text:p>394.286</text:p>
          </table:table-cell>
          <table:table-cell office:value-type="float" office:value="306.441" calcext:value-type="float">
            <text:p>306.441</text:p>
          </table:table-cell>
          <table:table-cell office:value-type="float" office:value="396.969" calcext:value-type="float">
            <text:p>396.969</text:p>
          </table:table-cell>
          <table:table-cell office:value-type="float" office:value="387.476" calcext:value-type="float">
            <text:p>387.476</text:p>
          </table:table-cell>
          <table:table-cell office:value-type="float" office:value="441.296" calcext:value-type="float">
            <text:p>441.29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IN([.J7:.Q7])" office:value-type="float" office:value="7.4472" calcext:value-type="float">
            <text:p>7.4472</text:p>
          </table:table-cell>
          <table:table-cell table:style-name="ce3" table:formula="of:=MAX([.J7:.Q7])" office:value-type="float" office:value="539.469" calcext:value-type="float">
            <text:p>539.469</text:p>
          </table:table-cell>
          <table:table-cell table:style-name="ce4" table:formula="of:=AVERAGE([.J7:.Q7])" office:value-type="float" office:value="364.630525" calcext:value-type="float">
            <text:p>364.630525</text:p>
          </table:table-cell>
          <table:table-cell table:style-name="ce2" table:formula="of:=[.H7]-[.D7]" office:value-type="float" office:value="880.169475" calcext:value-type="float">
            <text:p>880.169475</text:p>
          </table:table-cell>
          <table:table-cell table:style-name="ce2" table:formula="of:=[.H7]-[.C7]" office:value-type="float" office:value="705.331" calcext:value-type="float">
            <text:p>705.331</text:p>
          </table:table-cell>
          <table:table-cell table:style-name="ce6" table:formula="of:=[.H7]-[.B7]" office:value-type="float" office:value="1237.3528" calcext:value-type="float">
            <text:p>1237.3528</text:p>
          </table:table-cell>
          <table:table-cell table:style-name="ce1" office:value-type="float" office:value="1244.8" calcext:value-type="float">
            <text:p>1244.8</text:p>
          </table:table-cell>
          <table:table-cell office:value-type="float" office:value="64" calcext:value-type="float">
            <text:p>64</text:p>
          </table:table-cell>
          <table:table-cell office:value-type="float" office:value="7.4472" calcext:value-type="float">
            <text:p>7.4472</text:p>
          </table:table-cell>
          <table:table-cell office:value-type="float" office:value="330.681" calcext:value-type="float">
            <text:p>330.681</text:p>
          </table:table-cell>
          <table:table-cell office:value-type="float" office:value="327.731" calcext:value-type="float">
            <text:p>327.731</text:p>
          </table:table-cell>
          <table:table-cell office:value-type="float" office:value="465.886" calcext:value-type="float">
            <text:p>465.886</text:p>
          </table:table-cell>
          <table:table-cell office:value-type="float" office:value="334.955" calcext:value-type="float">
            <text:p>334.955</text:p>
          </table:table-cell>
          <table:table-cell office:value-type="float" office:value="455.187" calcext:value-type="float">
            <text:p>455.187</text:p>
          </table:table-cell>
          <table:table-cell office:value-type="float" office:value="455.688" calcext:value-type="float">
            <text:p>455.688</text:p>
          </table:table-cell>
          <table:table-cell office:value-type="float" office:value="539.469" calcext:value-type="float">
            <text:p>539.46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IN([.J8:.Q8])" office:value-type="float" office:value="12.3681" calcext:value-type="float">
            <text:p>12.3681</text:p>
          </table:table-cell>
          <table:table-cell table:formula="of:=MAX([.J8:.Q8])" office:value-type="float" office:value="550.813" calcext:value-type="float">
            <text:p>550.813</text:p>
          </table:table-cell>
          <table:table-cell table:style-name="ce3" table:formula="of:=AVERAGE([.J8:.Q8])" office:value-type="float" office:value="383.4347625" calcext:value-type="float">
            <text:p>383.4347625</text:p>
          </table:table-cell>
          <table:table-cell table:style-name="ce5" table:formula="of:=[.H8]-[.D8]" office:value-type="float" office:value="818.8852375" calcext:value-type="float">
            <text:p>818.8852375</text:p>
          </table:table-cell>
          <table:table-cell table:style-name="ce5" table:formula="of:=[.H8]-[.C8]" office:value-type="float" office:value="651.507" calcext:value-type="float">
            <text:p>651.507</text:p>
          </table:table-cell>
          <table:table-cell table:style-name="ce5" table:formula="of:=[.H8]-[.B8]" office:value-type="float" office:value="1189.9519" calcext:value-type="float">
            <text:p>1189.9519</text:p>
          </table:table-cell>
          <table:table-cell table:style-name="ce1" office:value-type="float" office:value="1202.32" calcext:value-type="float">
            <text:p>1202.32</text:p>
          </table:table-cell>
          <table:table-cell office:value-type="float" office:value="32" calcext:value-type="float">
            <text:p>32</text:p>
          </table:table-cell>
          <table:table-cell office:value-type="float" office:value="12.3681" calcext:value-type="float">
            <text:p>12.3681</text:p>
          </table:table-cell>
          <table:table-cell office:value-type="float" office:value="341.618" calcext:value-type="float">
            <text:p>341.618</text:p>
          </table:table-cell>
          <table:table-cell office:value-type="float" office:value="335.659" calcext:value-type="float">
            <text:p>335.659</text:p>
          </table:table-cell>
          <table:table-cell office:value-type="float" office:value="492.761" calcext:value-type="float">
            <text:p>492.761</text:p>
          </table:table-cell>
          <table:table-cell office:value-type="float" office:value="342.512" calcext:value-type="float">
            <text:p>342.512</text:p>
          </table:table-cell>
          <table:table-cell office:value-type="float" office:value="488.716" calcext:value-type="float">
            <text:p>488.716</text:p>
          </table:table-cell>
          <table:table-cell office:value-type="float" office:value="503.031" calcext:value-type="float">
            <text:p>503.031</text:p>
          </table:table-cell>
          <table:table-cell office:value-type="float" office:value="550.813" calcext:value-type="float">
            <text:p>550.81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9:.Q9])" office:value-type="float" office:value="7.69" calcext:value-type="float">
            <text:p>7.69</text:p>
          </table:table-cell>
          <table:table-cell table:style-name="ce1" table:formula="of:=MAX([.J9:.Q9])" office:value-type="float" office:value="623.08" calcext:value-type="float">
            <text:p>623.08</text:p>
          </table:table-cell>
          <table:table-cell table:style-name="ce3" table:formula="of:=AVERAGE([.J9:.Q9])" office:value-type="float" office:value="428.5255" calcext:value-type="float">
            <text:p>428.5255</text:p>
          </table:table-cell>
          <table:table-cell table:style-name="ce5" table:formula="of:=[.H9]-[.D9]" office:value-type="float" office:value="773.9345" calcext:value-type="float">
            <text:p>773.9345</text:p>
          </table:table-cell>
          <table:table-cell table:style-name="ce5" table:formula="of:=[.H9]-[.C9]" office:value-type="float" office:value="579.38" calcext:value-type="float">
            <text:p>579.38</text:p>
          </table:table-cell>
          <table:table-cell table:style-name="ce5" table:formula="of:=[.H9]-[.B9]" office:value-type="float" office:value="1194.77" calcext:value-type="float">
            <text:p>1194.77</text:p>
          </table:table-cell>
          <table:table-cell table:style-name="ce1" office:value-type="float" office:value="1202.46" calcext:value-type="float">
            <text:p>1202.46</text:p>
          </table:table-cell>
          <table:table-cell office:value-type="float" office:value="16" calcext:value-type="float">
            <text:p>16</text:p>
          </table:table-cell>
          <table:table-cell office:value-type="float" office:value="7.69" calcext:value-type="float">
            <text:p>7.69</text:p>
          </table:table-cell>
          <table:table-cell office:value-type="float" office:value="392.72" calcext:value-type="float">
            <text:p>392.72</text:p>
          </table:table-cell>
          <table:table-cell office:value-type="float" office:value="390.83" calcext:value-type="float">
            <text:p>390.83</text:p>
          </table:table-cell>
          <table:table-cell office:value-type="float" office:value="543.089" calcext:value-type="float">
            <text:p>543.089</text:p>
          </table:table-cell>
          <table:table-cell office:value-type="float" office:value="388.504" calcext:value-type="float">
            <text:p>388.504</text:p>
          </table:table-cell>
          <table:table-cell office:value-type="float" office:value="546.01" calcext:value-type="float">
            <text:p>546.01</text:p>
          </table:table-cell>
          <table:table-cell office:value-type="float" office:value="536.281" calcext:value-type="float">
            <text:p>536.281</text:p>
          </table:table-cell>
          <table:table-cell office:value-type="float" office:value="623.08" calcext:value-type="float">
            <text:p>623.0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10:.Q10])" office:value-type="float" office:value="5.03" calcext:value-type="float">
            <text:p>5.03</text:p>
          </table:table-cell>
          <table:table-cell table:style-name="ce1" table:formula="of:=MAX([.J10:.Q10])" office:value-type="float" office:value="646.657" calcext:value-type="float">
            <text:p>646.657</text:p>
          </table:table-cell>
          <table:table-cell table:style-name="ce3" table:formula="of:=AVERAGE([.J10:.Q10])" office:value-type="float" office:value="447.9475" calcext:value-type="float">
            <text:p>447.9475</text:p>
          </table:table-cell>
          <table:table-cell table:style-name="ce5" table:formula="of:=[.H10]-[.D10]" office:value-type="float" office:value="681.7125" calcext:value-type="float">
            <text:p>681.7125</text:p>
          </table:table-cell>
          <table:table-cell table:style-name="ce5" table:formula="of:=[.H10]-[.C10]" office:value-type="float" office:value="483.003" calcext:value-type="float">
            <text:p>483.003</text:p>
          </table:table-cell>
          <table:table-cell table:style-name="ce5" table:formula="of:=[.H10]-[.B10]" office:value-type="float" office:value="1124.63" calcext:value-type="float">
            <text:p>1124.63</text:p>
          </table:table-cell>
          <table:table-cell table:style-name="ce1" office:value-type="float" office:value="1129.66" calcext:value-type="float">
            <text:p>1129.66</text:p>
          </table:table-cell>
          <table:table-cell office:value-type="float" office:value="8" calcext:value-type="float">
            <text:p>8</text:p>
          </table:table-cell>
          <table:table-cell office:value-type="float" office:value="5.03" calcext:value-type="float">
            <text:p>5.03</text:p>
          </table:table-cell>
          <table:table-cell office:value-type="float" office:value="400.202" calcext:value-type="float">
            <text:p>400.202</text:p>
          </table:table-cell>
          <table:table-cell office:value-type="float" office:value="396.691" calcext:value-type="float">
            <text:p>396.691</text:p>
          </table:table-cell>
          <table:table-cell office:value-type="float" office:value="578.712" calcext:value-type="float">
            <text:p>578.712</text:p>
          </table:table-cell>
          <table:table-cell office:value-type="float" office:value="398.808" calcext:value-type="float">
            <text:p>398.808</text:p>
          </table:table-cell>
          <table:table-cell office:value-type="float" office:value="577.73" calcext:value-type="float">
            <text:p>577.73</text:p>
          </table:table-cell>
          <table:table-cell office:value-type="float" office:value="579.75" calcext:value-type="float">
            <text:p>579.75</text:p>
          </table:table-cell>
          <table:table-cell office:value-type="float" office:value="646.657" calcext:value-type="float">
            <text:p>646.65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table:formula="of:=MIN([.J11:.Q11])" office:value-type="float" office:value="21.5302" calcext:value-type="float">
            <text:p>21.5302</text:p>
          </table:table-cell>
          <table:table-cell table:style-name="ce1" table:formula="of:=MAX([.J11:.Q11])" office:value-type="float" office:value="1416.39" calcext:value-type="float">
            <text:p>1416.39</text:p>
          </table:table-cell>
          <table:table-cell table:formula="of:=AVERAGE([.J11:.Q11])" office:value-type="float" office:value="941.944275" calcext:value-type="float">
            <text:p>941.944275</text:p>
          </table:table-cell>
          <table:table-cell table:formula="of:=([.H11]-[.D11])/2" office:value-type="float" office:value="739.3828625" calcext:value-type="float">
            <text:p>739.3828625</text:p>
          </table:table-cell>
          <table:table-cell table:formula="of:=([.H11]-[.C11])/2" office:value-type="float" office:value="502.16" calcext:value-type="float">
            <text:p>502.16</text:p>
          </table:table-cell>
          <table:table-cell table:formula="of:=([.H11]-[.B11])/2" office:value-type="float" office:value="1199.5899" calcext:value-type="float">
            <text:p>1199.5899</text:p>
          </table:table-cell>
          <table:table-cell table:formula="of:=2420.71" office:value-type="float" office:value="2420.71" calcext:value-type="float">
            <text:p>2420.71</text:p>
          </table:table-cell>
          <table:table-cell office:value-type="float" office:value="8" calcext:value-type="float">
            <text:p>8</text:p>
          </table:table-cell>
          <table:table-cell office:value-type="float" office:value="21.5302" calcext:value-type="float">
            <text:p>21.5302</text:p>
          </table:table-cell>
          <table:table-cell office:value-type="float" office:value="818.688" calcext:value-type="float">
            <text:p>818.688</text:p>
          </table:table-cell>
          <table:table-cell office:value-type="float" office:value="816.808" calcext:value-type="float">
            <text:p>816.808</text:p>
          </table:table-cell>
          <table:table-cell office:value-type="float" office:value="1210.52" calcext:value-type="float">
            <text:p>1210.52</text:p>
          </table:table-cell>
          <table:table-cell office:value-type="float" office:value="820.738" calcext:value-type="float">
            <text:p>820.738</text:p>
          </table:table-cell>
          <table:table-cell office:value-type="float" office:value="1211.66" calcext:value-type="float">
            <text:p>1211.66</text:p>
          </table:table-cell>
          <table:table-cell office:value-type="float" office:value="1219.22" calcext:value-type="float">
            <text:p>1219.22</text:p>
          </table:table-cell>
          <table:table-cell office:value-type="float" office:value="1416.39" calcext:value-type="float">
            <text:p>1416.39</text:p>
          </table:table-cell>
          <table:table-cell office:value-type="string" calcext:value-type="string">
            <text:p>done with RMAT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table:formula="of:=MIN([.J12:.Q12])" office:value-type="float" office:value="35.8398" calcext:value-type="float">
            <text:p>35.8398</text:p>
          </table:table-cell>
          <table:table-cell table:style-name="ce1" table:formula="of:=MAX([.J12:.Q12])" office:value-type="float" office:value="3312.24" calcext:value-type="float">
            <text:p>3312.24</text:p>
          </table:table-cell>
          <table:table-cell table:style-name="ce3" table:formula="of:=AVERAGE([.J12:.Q12])" office:value-type="float" office:value="2034.832475" calcext:value-type="float">
            <text:p>2034.832475</text:p>
          </table:table-cell>
          <table:table-cell table:style-name="ce1" table:formula="of:=([.H12]-[.D12])/4" office:value-type="float" office:value="852.63688125" calcext:value-type="float">
            <text:p>852.63688125</text:p>
          </table:table-cell>
          <table:table-cell table:formula="of:=([.H12]-[.C12])/4" office:value-type="float" office:value="533.285" calcext:value-type="float">
            <text:p>533.285</text:p>
          </table:table-cell>
          <table:table-cell table:formula="of:=([.H12]-[.B12])/4" office:value-type="float" office:value="1352.38505" calcext:value-type="float">
            <text:p>1352.38505</text:p>
          </table:table-cell>
          <table:table-cell table:formula="of:=5445.38" office:value-type="float" office:value="5445.38" calcext:value-type="float">
            <text:p>5445.38</text:p>
          </table:table-cell>
          <table:table-cell office:value-type="float" office:value="8" calcext:value-type="float">
            <text:p>8</text:p>
          </table:table-cell>
          <table:table-cell office:value-type="float" office:value="35.8398" calcext:value-type="float">
            <text:p>35.8398</text:p>
          </table:table-cell>
          <table:table-cell office:value-type="float" office:value="1585.18" calcext:value-type="float">
            <text:p>1585.18</text:p>
          </table:table-cell>
          <table:table-cell office:value-type="float" office:value="1586.71" calcext:value-type="float">
            <text:p>1586.71</text:p>
          </table:table-cell>
          <table:table-cell office:value-type="float" office:value="2731.31" calcext:value-type="float">
            <text:p>2731.31</text:p>
          </table:table-cell>
          <table:table-cell office:value-type="float" office:value="1587.1" calcext:value-type="float">
            <text:p>1587.1</text:p>
          </table:table-cell>
          <table:table-cell office:value-type="float" office:value="2720" calcext:value-type="float">
            <text:p>2720</text:p>
          </table:table-cell>
          <table:table-cell office:value-type="float" office:value="2720.28" calcext:value-type="float">
            <text:p>2720.28</text:p>
          </table:table-cell>
          <table:table-cell office:value-type="float" office:value="3312.24" calcext:value-type="float">
            <text:p>3312.24</text:p>
          </table:table-cell>
          <table:table-cell office:value-type="string" calcext:value-type="string">
            <text:p><text:s/>done with RMAT30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>
          <table:table-cell/>
          <table:table-cell office:value-type="string" calcext:value-type="string">
            <text:p>BF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WT-avg Bar</text:p>
          </table:table-cell>
          <table:table-cell office:value-type="string" calcext:value-type="string">
            <text:p>WT-max Bar</text:p>
          </table:table-cell>
          <table:table-cell office:value-type="string" calcext:value-type="string">
            <text:p>WT-min Bar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20:.Q20])" office:value-type="float" office:value="2.737" calcext:value-type="float">
            <text:p>2.737</text:p>
          </table:table-cell>
          <table:table-cell table:formula="of:=MAX([.J20:.Q20])" office:value-type="float" office:value="520.107" calcext:value-type="float">
            <text:p>520.107</text:p>
          </table:table-cell>
          <table:table-cell table:formula="of:=AVERAGE([.J20:.Q20])" office:value-type="float" office:value="354.0215125" calcext:value-type="float">
            <text:p>354.0215125</text:p>
          </table:table-cell>
          <table:table-cell table:style-name="ce1" table:formula="of:=[.H20]-[.D20]" office:value-type="float" office:value="955.1084875" calcext:value-type="float">
            <text:p>955.1084875</text:p>
          </table:table-cell>
          <table:table-cell table:style-name="ce1" table:formula="of:=[.H20]-[.C20]" office:value-type="float" office:value="789.023" calcext:value-type="float">
            <text:p>789.023</text:p>
          </table:table-cell>
          <table:table-cell table:style-name="ce1" table:formula="of:=[.H20]-[.B20]" office:value-type="float" office:value="1306.393" calcext:value-type="float">
            <text:p>1306.393</text:p>
          </table:table-cell>
          <table:table-cell office:value-type="float" office:value="1309.13" calcext:value-type="float">
            <text:p>1309.13</text:p>
          </table:table-cell>
          <table:table-cell office:value-type="float" office:value="512" calcext:value-type="float">
            <text:p>512</text:p>
          </table:table-cell>
          <table:table-cell office:value-type="float" office:value="2.737" calcext:value-type="float">
            <text:p>2.737</text:p>
          </table:table-cell>
          <table:table-cell office:value-type="float" office:value="337.825" calcext:value-type="float">
            <text:p>337.825</text:p>
          </table:table-cell>
          <table:table-cell office:value-type="float" office:value="434.0741" calcext:value-type="float">
            <text:p>434.0741</text:p>
          </table:table-cell>
          <table:table-cell office:value-type="float" office:value="335.951" calcext:value-type="float">
            <text:p>335.951</text:p>
          </table:table-cell>
          <table:table-cell office:value-type="float" office:value="456.825" calcext:value-type="float">
            <text:p>456.825</text:p>
          </table:table-cell>
          <table:table-cell office:value-type="float" office:value="408.149" calcext:value-type="float">
            <text:p>408.149</text:p>
          </table:table-cell>
          <table:table-cell office:value-type="float" office:value="520.107" calcext:value-type="float">
            <text:p>520.107</text:p>
          </table:table-cell>
          <table:table-cell office:value-type="float" office:value="336.504" calcext:value-type="float">
            <text:p>336.50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21:.Q21])" office:value-type="float" office:value="2.43814" calcext:value-type="float">
            <text:p>2.43814</text:p>
          </table:table-cell>
          <table:table-cell table:style-name="ce2" table:formula="of:=MAX([.J21:.Q21])" office:value-type="float" office:value="590.29" calcext:value-type="float">
            <text:p>590.29</text:p>
          </table:table-cell>
          <table:table-cell table:style-name="ce2" table:formula="of:=AVERAGE([.J21:.Q21])" office:value-type="float" office:value="397.9528925" calcext:value-type="float">
            <text:p>397.9528925</text:p>
          </table:table-cell>
          <table:table-cell table:style-name="ce2" table:formula="of:=[.H21]-[.D21]" office:value-type="float" office:value="858.4971075" calcext:value-type="float">
            <text:p>858.4971075</text:p>
          </table:table-cell>
          <table:table-cell table:style-name="ce2" table:formula="of:=[.H21]-[.C21]" office:value-type="float" office:value="666.16" calcext:value-type="float">
            <text:p>666.16</text:p>
          </table:table-cell>
          <table:table-cell table:style-name="ce2" table:formula="of:=[.H21]-[.B21]" office:value-type="float" office:value="1254.01186" calcext:value-type="float">
            <text:p>1254.01186</text:p>
          </table:table-cell>
          <table:table-cell table:style-name="ce2" office:value-type="float" office:value="1256.45" calcext:value-type="float">
            <text:p>1256.45</text:p>
          </table:table-cell>
          <table:table-cell office:value-type="float" office:value="256" calcext:value-type="float">
            <text:p>256</text:p>
          </table:table-cell>
          <table:table-cell office:value-type="float" office:value="2.43814" calcext:value-type="float">
            <text:p>2.43814</text:p>
          </table:table-cell>
          <table:table-cell office:value-type="float" office:value="365.34" calcext:value-type="float">
            <text:p>365.34</text:p>
          </table:table-cell>
          <table:table-cell office:value-type="float" office:value="362.508" calcext:value-type="float">
            <text:p>362.508</text:p>
          </table:table-cell>
          <table:table-cell office:value-type="float" office:value="500.578" calcext:value-type="float">
            <text:p>500.578</text:p>
          </table:table-cell>
          <table:table-cell office:value-type="float" office:value="359.232" calcext:value-type="float">
            <text:p>359.232</text:p>
          </table:table-cell>
          <table:table-cell office:value-type="float" office:value="507.017" calcext:value-type="float">
            <text:p>507.017</text:p>
          </table:table-cell>
          <table:table-cell office:value-type="float" office:value="496.22" calcext:value-type="float">
            <text:p>496.22</text:p>
          </table:table-cell>
          <table:table-cell office:value-type="float" office:value="590.29" calcext:value-type="float">
            <text:p>590.2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22:.Q22])" office:value-type="float" office:value="2.438" calcext:value-type="float">
            <text:p>2.438</text:p>
          </table:table-cell>
          <table:table-cell table:style-name="ce1" table:formula="of:=MAX([.J22:.Q22])" office:value-type="float" office:value="590.29" calcext:value-type="float">
            <text:p>590.29</text:p>
          </table:table-cell>
          <table:table-cell table:style-name="ce1" table:formula="of:=AVERAGE([.J22:.Q22])" office:value-type="float" office:value="398.085625" calcext:value-type="float">
            <text:p>398.085625</text:p>
          </table:table-cell>
          <table:table-cell table:style-name="ce1" table:formula="of:=[.H22]-[.D22]" office:value-type="float" office:value="957.174375" calcext:value-type="float">
            <text:p>957.174375</text:p>
          </table:table-cell>
          <table:table-cell table:style-name="ce1" table:formula="of:=[.H22]-[.C22]" office:value-type="float" office:value="764.97" calcext:value-type="float">
            <text:p>764.97</text:p>
          </table:table-cell>
          <table:table-cell table:style-name="ce1" table:formula="of:=[.H22]-[.B22]" office:value-type="float" office:value="1352.822" calcext:value-type="float">
            <text:p>1352.822</text:p>
          </table:table-cell>
          <table:table-cell office:value-type="float" office:value="1355.26" calcext:value-type="float">
            <text:p>1355.26</text:p>
          </table:table-cell>
          <table:table-cell office:value-type="float" office:value="128" calcext:value-type="float">
            <text:p>128</text:p>
          </table:table-cell>
          <table:table-cell office:value-type="float" office:value="2.438" calcext:value-type="float">
            <text:p>2.438</text:p>
          </table:table-cell>
          <table:table-cell office:value-type="float" office:value="365.34" calcext:value-type="float">
            <text:p>365.34</text:p>
          </table:table-cell>
          <table:table-cell office:value-type="float" office:value="363.508" calcext:value-type="float">
            <text:p>363.508</text:p>
          </table:table-cell>
          <table:table-cell office:value-type="float" office:value="500.578" calcext:value-type="float">
            <text:p>500.578</text:p>
          </table:table-cell>
          <table:table-cell office:value-type="float" office:value="359.232" calcext:value-type="float">
            <text:p>359.232</text:p>
          </table:table-cell>
          <table:table-cell office:value-type="float" office:value="507.017" calcext:value-type="float">
            <text:p>507.017</text:p>
          </table:table-cell>
          <table:table-cell office:value-type="float" office:value="496.282" calcext:value-type="float">
            <text:p>496.282</text:p>
          </table:table-cell>
          <table:table-cell office:value-type="float" office:value="590.29" calcext:value-type="float">
            <text:p>590.2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MIN([.J23:.Q23])" office:value-type="float" office:value="2.29564" calcext:value-type="float">
            <text:p>2.29564</text:p>
          </table:table-cell>
          <table:table-cell table:style-name="ce1" table:formula="of:=MAX([.J23:.Q23])" office:value-type="float" office:value="698.615" calcext:value-type="float">
            <text:p>698.615</text:p>
          </table:table-cell>
          <table:table-cell table:style-name="ce1" table:formula="of:=AVERAGE([.J23:.Q23])" office:value-type="float" office:value="446.925205" calcext:value-type="float">
            <text:p>446.925205</text:p>
          </table:table-cell>
          <table:table-cell table:style-name="ce1" table:formula="of:=[.H23]-[.D23]" office:value-type="float" office:value="762.624795" calcext:value-type="float">
            <text:p>762.624795</text:p>
          </table:table-cell>
          <table:table-cell table:style-name="ce1" table:formula="of:=[.H23]-[.C23]" office:value-type="float" office:value="510.935" calcext:value-type="float">
            <text:p>510.935</text:p>
          </table:table-cell>
          <table:table-cell table:style-name="ce1" table:formula="of:=[.H23]-[.B23]" office:value-type="float" office:value="1207.25436" calcext:value-type="float">
            <text:p>1207.25436</text:p>
          </table:table-cell>
          <table:table-cell office:value-type="float" office:value="1209.55" calcext:value-type="float">
            <text:p>1209.55</text:p>
          </table:table-cell>
          <table:table-cell office:value-type="float" office:value="64" calcext:value-type="float">
            <text:p>64</text:p>
          </table:table-cell>
          <table:table-cell office:value-type="float" office:value="2.29564" calcext:value-type="float">
            <text:p>2.29564</text:p>
          </table:table-cell>
          <table:table-cell office:value-type="float" office:value="393.161" calcext:value-type="float">
            <text:p>393.161</text:p>
          </table:table-cell>
          <table:table-cell office:value-type="float" office:value="393.116" calcext:value-type="float">
            <text:p>393.116</text:p>
          </table:table-cell>
          <table:table-cell office:value-type="float" office:value="597.709" calcext:value-type="float">
            <text:p>597.709</text:p>
          </table:table-cell>
          <table:table-cell office:value-type="float" office:value="293.223" calcext:value-type="float">
            <text:p>293.223</text:p>
          </table:table-cell>
          <table:table-cell office:value-type="float" office:value="603.059" calcext:value-type="float">
            <text:p>603.059</text:p>
          </table:table-cell>
          <table:table-cell office:value-type="float" office:value="594.223" calcext:value-type="float">
            <text:p>594.223</text:p>
          </table:table-cell>
          <table:table-cell office:value-type="float" office:value="698.615" calcext:value-type="float">
            <text:p>698.61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table:formula="of:=MIN([.J24:.Q24])" office:value-type="float" office:value="2.74" calcext:value-type="float">
            <text:p>2.74</text:p>
          </table:table-cell>
          <table:table-cell table:style-name="ce1" table:formula="of:=MAX([.J24:.Q24])" office:value-type="float" office:value="736.287" calcext:value-type="float">
            <text:p>736.287</text:p>
          </table:table-cell>
          <table:table-cell table:formula="of:=AVERAGE([.J24:.Q24])" office:value-type="float" office:value="463.726875" calcext:value-type="float">
            <text:p>463.726875</text:p>
          </table:table-cell>
          <table:table-cell table:style-name="ce1" table:formula="of:=[.H24]-[.D24]" office:value-type="float" office:value="719.113125" calcext:value-type="float">
            <text:p>719.113125</text:p>
          </table:table-cell>
          <table:table-cell table:style-name="ce1" table:formula="of:=[.H24]-[.C24]" office:value-type="float" office:value="446.553" calcext:value-type="float">
            <text:p>446.553</text:p>
          </table:table-cell>
          <table:table-cell table:style-name="ce1" table:formula="of:=[.H24]-[.B24]" office:value-type="float" office:value="1180.1" calcext:value-type="float">
            <text:p>1180.1</text:p>
          </table:table-cell>
          <table:table-cell office:value-type="float" office:value="1182.84" calcext:value-type="float">
            <text:p>1182.84</text:p>
          </table:table-cell>
          <table:table-cell office:value-type="float" office:value="32" calcext:value-type="float">
            <text:p>32</text:p>
          </table:table-cell>
          <table:table-cell office:value-type="float" office:value="2.74" calcext:value-type="float">
            <text:p>2.74</text:p>
          </table:table-cell>
          <table:table-cell office:value-type="float" office:value="386.572" calcext:value-type="float">
            <text:p>386.572</text:p>
          </table:table-cell>
          <table:table-cell office:value-type="float" office:value="389.193" calcext:value-type="float">
            <text:p>389.193</text:p>
          </table:table-cell>
          <table:table-cell office:value-type="float" office:value="605.819" calcext:value-type="float">
            <text:p>605.819</text:p>
          </table:table-cell>
          <table:table-cell office:value-type="float" office:value="380.778" calcext:value-type="float">
            <text:p>380.778</text:p>
          </table:table-cell>
          <table:table-cell office:value-type="float" office:value="604.906" calcext:value-type="float">
            <text:p>604.906</text:p>
          </table:table-cell>
          <table:table-cell office:value-type="float" office:value="603.52" calcext:value-type="float">
            <text:p>603.52</text:p>
          </table:table-cell>
          <table:table-cell office:value-type="float" office:value="736.287" calcext:value-type="float">
            <text:p>736.28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25:.Q25])" office:value-type="float" office:value="2.4984" calcext:value-type="float">
            <text:p>2.4984</text:p>
          </table:table-cell>
          <table:table-cell table:style-name="ce1" table:formula="of:=MAX([.J25:.Q25])" office:value-type="float" office:value="762.414" calcext:value-type="float">
            <text:p>762.414</text:p>
          </table:table-cell>
          <table:table-cell table:style-name="ce1" table:formula="of:=AVERAGE([.J25:.Q25])" office:value-type="float" office:value="474.3818" calcext:value-type="float">
            <text:p>474.3818</text:p>
          </table:table-cell>
          <table:table-cell table:style-name="ce1" table:formula="of:=[.H25]-[.D25]" office:value-type="float" office:value="698.7882" calcext:value-type="float">
            <text:p>698.7882</text:p>
          </table:table-cell>
          <table:table-cell table:style-name="ce1" table:formula="of:=[.H25]-[.C25]" office:value-type="float" office:value="410.756" calcext:value-type="float">
            <text:p>410.756</text:p>
          </table:table-cell>
          <table:table-cell table:style-name="ce1" table:formula="of:=[.H25]-[.B25]" office:value-type="float" office:value="1170.6716" calcext:value-type="float">
            <text:p>1170.6716</text:p>
          </table:table-cell>
          <table:table-cell office:value-type="float" office:value="1173.17" calcext:value-type="float">
            <text:p>1173.17</text:p>
          </table:table-cell>
          <table:table-cell office:value-type="float" office:value="16" calcext:value-type="float">
            <text:p>16</text:p>
          </table:table-cell>
          <table:table-cell office:value-type="float" office:value="2.4984" calcext:value-type="float">
            <text:p>2.4984</text:p>
          </table:table-cell>
          <table:table-cell office:value-type="float" office:value="402.67" calcext:value-type="float">
            <text:p>402.67</text:p>
          </table:table-cell>
          <table:table-cell office:value-type="float" office:value="394.411" calcext:value-type="float">
            <text:p>394.411</text:p>
          </table:table-cell>
          <table:table-cell office:value-type="float" office:value="621.154" calcext:value-type="float">
            <text:p>621.154</text:p>
          </table:table-cell>
          <table:table-cell office:value-type="float" office:value="369.246" calcext:value-type="float">
            <text:p>369.246</text:p>
          </table:table-cell>
          <table:table-cell office:value-type="float" office:value="613.956" calcext:value-type="float">
            <text:p>613.956</text:p>
          </table:table-cell>
          <table:table-cell office:value-type="float" office:value="628.705" calcext:value-type="float">
            <text:p>628.705</text:p>
          </table:table-cell>
          <table:table-cell office:value-type="float" office:value="762.414" calcext:value-type="float">
            <text:p>762.41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26:.Q26])" office:value-type="float" office:value="1.84875" calcext:value-type="float">
            <text:p>1.84875</text:p>
          </table:table-cell>
          <table:table-cell table:style-name="ce1" table:formula="of:=MAX([.J26:.Q26])" office:value-type="float" office:value="787.189" calcext:value-type="float">
            <text:p>787.189</text:p>
          </table:table-cell>
          <table:table-cell table:formula="of:=AVERAGE([.J26:.Q26])" office:value-type="float" office:value="498.05496875" calcext:value-type="float">
            <text:p>498.05496875</text:p>
          </table:table-cell>
          <table:table-cell table:style-name="ce1" table:formula="of:=[.H26]-[.D26]" office:value-type="float" office:value="671.07503125" calcext:value-type="float">
            <text:p>671.07503125</text:p>
          </table:table-cell>
          <table:table-cell table:style-name="ce1" table:formula="of:=[.H26]-[.C26]" office:value-type="float" office:value="381.941" calcext:value-type="float">
            <text:p>381.941</text:p>
          </table:table-cell>
          <table:table-cell table:style-name="ce1" table:formula="of:=[.H26]-[.B26]" office:value-type="float" office:value="1167.28125" calcext:value-type="float">
            <text:p>1167.28125</text:p>
          </table:table-cell>
          <table:table-cell office:value-type="float" office:value="1169.13" calcext:value-type="float">
            <text:p>1169.13</text:p>
          </table:table-cell>
          <table:table-cell office:value-type="float" office:value="8" calcext:value-type="float">
            <text:p>8</text:p>
          </table:table-cell>
          <table:table-cell office:value-type="float" office:value="1.84875" calcext:value-type="float">
            <text:p>1.84875</text:p>
          </table:table-cell>
          <table:table-cell office:value-type="float" office:value="409.295" calcext:value-type="float">
            <text:p>409.295</text:p>
          </table:table-cell>
          <table:table-cell office:value-type="float" office:value="399.822" calcext:value-type="float">
            <text:p>399.822</text:p>
          </table:table-cell>
          <table:table-cell office:value-type="float" office:value="659.705" calcext:value-type="float">
            <text:p>659.705</text:p>
          </table:table-cell>
          <table:table-cell office:value-type="float" office:value="415.509" calcext:value-type="float">
            <text:p>415.509</text:p>
          </table:table-cell>
          <table:table-cell office:value-type="float" office:value="656.363" calcext:value-type="float">
            <text:p>656.363</text:p>
          </table:table-cell>
          <table:table-cell office:value-type="float" office:value="654.708" calcext:value-type="float">
            <text:p>654.708</text:p>
          </table:table-cell>
          <table:table-cell office:value-type="float" office:value="787.189" calcext:value-type="float">
            <text:p>787.18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table:formula="of:=MIN([.J27:.Q27])" office:value-type="float" office:value="2.29534" calcext:value-type="float">
            <text:p>2.29534</text:p>
          </table:table-cell>
          <table:table-cell table:style-name="ce1" table:formula="of:=MAX([.J27:.Q27])" office:value-type="float" office:value="1636.14" calcext:value-type="float">
            <text:p>1636.14</text:p>
          </table:table-cell>
          <table:table-cell table:style-name="ce1" table:formula="of:=AVERAGE([.J27:.Q27])" office:value-type="float" office:value="1043.4776675" calcext:value-type="float">
            <text:p>1043.4776675</text:p>
          </table:table-cell>
          <table:table-cell table:formula="of:=([.H27]-[.D27])/2" office:value-type="float" office:value="666.50616625" calcext:value-type="float">
            <text:p>666.50616625</text:p>
          </table:table-cell>
          <table:table-cell table:formula="of:=([.H27]-[.C27])/2" office:value-type="float" office:value="370.175" calcext:value-type="float">
            <text:p>370.175</text:p>
          </table:table-cell>
          <table:table-cell table:style-name="ce1" table:formula="of:=([.H27]-[.B27])/2" office:value-type="float" office:value="1187.09733" calcext:value-type="float">
            <text:p>1187.09733</text:p>
          </table:table-cell>
          <table:table-cell table:formula="of:=2376.49" office:value-type="float" office:value="2376.49" calcext:value-type="float">
            <text:p>2376.49</text:p>
          </table:table-cell>
          <table:table-cell office:value-type="float" office:value="8" calcext:value-type="float">
            <text:p>8</text:p>
          </table:table-cell>
          <table:table-cell office:value-type="float" office:value="2.29534" calcext:value-type="float">
            <text:p>2.29534</text:p>
          </table:table-cell>
          <table:table-cell office:value-type="float" office:value="849.046" calcext:value-type="float">
            <text:p>849.046</text:p>
          </table:table-cell>
          <table:table-cell office:value-type="float" office:value="851.333" calcext:value-type="float">
            <text:p>851.333</text:p>
          </table:table-cell>
          <table:table-cell office:value-type="float" office:value="1377.55" calcext:value-type="float">
            <text:p>1377.55</text:p>
          </table:table-cell>
          <table:table-cell office:value-type="float" office:value="882.647" calcext:value-type="float">
            <text:p>882.647</text:p>
          </table:table-cell>
          <table:table-cell office:value-type="float" office:value="1360.99" calcext:value-type="float">
            <text:p>1360.99</text:p>
          </table:table-cell>
          <table:table-cell office:value-type="float" office:value="1387.82" calcext:value-type="float">
            <text:p>1387.82</text:p>
          </table:table-cell>
          <table:table-cell office:value-type="float" office:value="1636.14" calcext:value-type="float">
            <text:p>1636.14</text:p>
          </table:table-cell>
          <table:table-cell office:value-type="string" calcext:value-type="string">
            <text:p>done with RMAT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table:formula="of:=MIN([.J28:.Q28])" office:value-type="float" office:value="1.5684" calcext:value-type="float">
            <text:p>1.5684</text:p>
          </table:table-cell>
          <table:table-cell table:style-name="ce1" table:formula="of:=MAX([.J28:.Q28])" office:value-type="float" office:value="3485.8" calcext:value-type="float">
            <text:p>3485.8</text:p>
          </table:table-cell>
          <table:table-cell table:style-name="ce1" table:formula="of:=AVERAGE([.J28:.Q28])" office:value-type="float" office:value="2153.62855" calcext:value-type="float">
            <text:p>2153.62855</text:p>
          </table:table-cell>
          <table:table-cell table:formula="of:=([.H28]-[.D28])/4" office:value-type="float" office:value="711.9028625" calcext:value-type="float">
            <text:p>711.9028625</text:p>
          </table:table-cell>
          <table:table-cell table:formula="of:=([.H28]-[.C28])/4" office:value-type="float" office:value="378.86" calcext:value-type="float">
            <text:p>378.86</text:p>
          </table:table-cell>
          <table:table-cell table:style-name="ce1" table:formula="of:=([.H28]-[.B28])/4" office:value-type="float" office:value="1249.9179" calcext:value-type="float">
            <text:p>1249.9179</text:p>
          </table:table-cell>
          <table:table-cell table:formula="of:=5001.24" office:value-type="float" office:value="5001.24" calcext:value-type="float">
            <text:p>5001.24</text:p>
          </table:table-cell>
          <table:table-cell office:value-type="float" office:value="8" calcext:value-type="float">
            <text:p>8</text:p>
          </table:table-cell>
          <table:table-cell office:value-type="float" office:value="1.5684" calcext:value-type="float">
            <text:p>1.5684</text:p>
          </table:table-cell>
          <table:table-cell office:value-type="float" office:value="1698.95" calcext:value-type="float">
            <text:p>1698.95</text:p>
          </table:table-cell>
          <table:table-cell office:value-type="float" office:value="1709.87" calcext:value-type="float">
            <text:p>1709.87</text:p>
          </table:table-cell>
          <table:table-cell office:value-type="float" office:value="2883.31" calcext:value-type="float">
            <text:p>2883.31</text:p>
          </table:table-cell>
          <table:table-cell office:value-type="float" office:value="1700.11" calcext:value-type="float">
            <text:p>1700.11</text:p>
          </table:table-cell>
          <table:table-cell office:value-type="float" office:value="2864.15" calcext:value-type="float">
            <text:p>2864.15</text:p>
          </table:table-cell>
          <table:table-cell office:value-type="float" office:value="2885.27" calcext:value-type="float">
            <text:p>2885.27</text:p>
          </table:table-cell>
          <table:table-cell office:value-type="float" office:value="3485.8" calcext:value-type="float">
            <text:p>3485.8</text:p>
          </table:table-cell>
          <table:table-cell office:value-type="string" calcext:value-type="string">
            <text:p><text:s/>done with RMAT30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 table:number-rows-repeated="3">
          <table:table-cell table:style-name="ce1"/>
          <table:table-cell table:number-columns-repeated="17"/>
        </table:table-row>
        <table:table-row table:style-name="ro1">
          <table:table-cell table:style-name="ce1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18:20:24.641016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3:38:33.952733540</meta:creation-date>
    <meta:generator>LibreOffice/4.2.8.2$Linux_X86_64 LibreOffice_project/420m0$Build-2</meta:generator>
    <dc:date>2016-03-12T18:22:59.603118522</dc:date>
    <meta:editing-duration>PT15H6M52S</meta:editing-duration>
    <meta:editing-cycles>15</meta:editing-cycles>
    <meta:document-statistic meta:table-count="1" meta:cell-count="364" meta:object-count="0"/>
  </office:meta>
</office:document-meta>
</file>